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ClientSupport.getReceipt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.createSession( @ Nullable StompHeaders connectHeaders , StompSess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ClientSupport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.setTaskScheduler( @ Nullable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.getDefault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.setDefaultHeartbeat( long [ ] heartbe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ClientSupport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.processConnectHeaders( @ Nullable StompHeaders connect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ClientSupport.isDefaultHeartbeat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ClientSupport.setReceiptTimeLimit( long receipt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ClientSupport.setMessageConverter(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